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b18" officeooo:paragraph-rsid="001fdb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¿Cargo y/o funcion dentro de la Institución educativa?</text:p>
      <text:p text:style-name="P1">Psicologa</text:p>
      <text:p text:style-name="P1"/>
      <text:p text:style-name="P1">¿Cúal es su opinión sobre la velocidad de la red?</text:p>
      <text:p text:style-name="P1">Buena, no demora.</text:p>
      <text:p text:style-name="P1"/>
      <text:p text:style-name="P1">¿Que mejoras le gustaria tener?</text:p>
      <text:p text:style-name="P1">Ninguno, hay acceso a la red.</text:p>
      <text:p text:style-name="P1"/>
      <text:p text:style-name="P1">¿Le genera algún inconveniente la velocidad de la red?</text:p>
      <text:p text:style-name="P1">No, ningun inconveniente</text:p>
      <text:p text:style-name="P1"/>
      <text:p text:style-name="P1">¿Qué opina usted de la seguridad de la red?</text:p>
      <text:p text:style-name="P1">No hay ningun tipo de restricción, pero usa la red con responsabilidad.</text:p>
      <text:p text:style-name="P1"/>
      <text:p text:style-name="P1"/>
      <text:p text:style-name="P1"/>
      <text:p text:style-name="P1">¿Cargo y/o funcion dentro de la Institución educativa?</text:p>
      <text:p text:style-name="P1">Estudiante</text:p>
      <text:p text:style-name="P1"/>
      <text:p text:style-name="P1">¿Cúal es su opinión sobre la velocidad de la red?</text:p>
      <text:p text:style-name="P1">Es muy baja la señal del Wi-Fi porque la usan diferentes dispositivos al mismo tiempo, y tampoco hay acceso a la contraseña.</text:p>
      <text:p text:style-name="P1"/>
      <text:p text:style-name="P1">¿Que mejoras le gustaria tener?</text:p>
      <text:p text:style-name="P1">Mas disponibilidad de la red en cualquier parte de la institución.</text:p>
      <text:p text:style-name="P1"/>
      <text:p text:style-name="P1">¿Le genera algún inconveniente la velocidad de la red?</text:p>
      <text:p text:style-name="P1">Si, sobretodo en clase de informatica para buscar algún tipo de información hay ocasiones en que esta muy lenta.</text:p>
      <text:p text:style-name="P1"/>
      <text:p text:style-name="P1">¿Qué opina usted de la seguridad de la red?</text:p>
      <text:p text:style-name="P1">Hubo una temporada que habian restringido algunas paginas web pero ultimamente no.</text:p>
      <text:p text:style-name="P1"/>
      <text:p text:style-name="P1"/>
      <text:p text:style-name="P1"/>
      <text:p text:style-name="P1"/>
      <text:p text:style-name="P1">¿Cargo y/o funcion dentro de la Institución educativa?</text:p>
      <text:p text:style-name="P1">Profesora</text:p>
      <text:p text:style-name="P1"/>
      <text:p text:style-name="P1">¿Cúal es su opinión sobre la velocidad de la red?</text:p>
      <text:p text:style-name="P1">Hay ocasiones en que si es muy buena y otras en las que no, en la mayorita todo esta bien.</text:p>
      <text:p text:style-name="P1"/>
      <text:p text:style-name="P1">¿Que mejoras le gustaria tener?</text:p>
      <text:p text:style-name="P1">Que haya internet en todos los espacios de la institución.</text:p>
      <text:p text:style-name="P1"/>
      <text:p text:style-name="P1">¿Le genera algún inconveniente la velocidad de la red?</text:p>
      <text:p text:style-name="P1">Si, sobretodo al descargar videos educativos en hora de clases, puede llegar a demorar tanto que el tiempo no alcanza para terminar el video.</text:p>
      <text:p text:style-name="P1"/>
      <text:p text:style-name="P1">¿Qué opina usted de la seguridad de la red?</text:p>
      <text:p text:style-name="P1">No hay restricciones en las paginas web de las computadoras de cada salón.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22:21:45.011125588</meta:creation-date>
    <dc:date>2016-09-20T22:37:21.282673578</dc:date>
    <meta:editing-duration>PT14S</meta:editing-duration>
    <meta:editing-cycles>1</meta:editing-cycles>
    <meta:document-statistic meta:table-count="0" meta:image-count="0" meta:object-count="0" meta:page-count="2" meta:paragraph-count="30" meta:word-count="281" meta:character-count="1609" meta:non-whitespace-character-count="1358"/>
    <meta:generator>LibreOffice/4.2.8.2$Linux_X86_64 LibreOffice_project/420m0$Build-2</meta:generator>
  </office:meta>
</office:document-meta>
</file>